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8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4pt"/>
    </style:style>
    <style:style style:name="co5" style:family="table-column">
      <style:table-column-properties fo:break-before="auto" style:column-width="92.21pt"/>
    </style:style>
    <style:style style:name="co6" style:family="table-column">
      <style:table-column-properties fo:break-before="auto" style:column-width="107.6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134.7pt"/>
    </style:style>
    <style:style style:name="co10" style:family="table-column">
      <style:table-column-properties fo:break-before="auto" style:column-width="88.3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96.09pt"/>
    </style:style>
    <style:style style:name="co13" style:family="table-column">
      <style:table-column-properties fo:break-before="auto" style:column-width="99.89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98.16pt"/>
    </style:style>
    <style:style style:name="co17" style:family="table-column">
      <style:table-column-properties fo:break-before="auto" style:column-width="8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60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YNAMIC_N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table:style-name="ce1" office:value-type="float" office:value="2000000" calcext:value-type="float">
            <text:p>2.00E+06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" calcext:value-type="float">
            <text:p>2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276936" calcext:value-type="float">
            <text:p>1276936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0199673697352409" calcext:value-type="float">
            <text:p>1.997E-03</text:p>
          </table:table-cell>
          <table:table-cell table:formula="of:=[.$B14]/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00116722285747528" calcext:value-type="float">
            <text:p>1.167E-03</text:p>
          </table:table-cell>
          <table:table-cell table:formula="of:=[.B14]/[.B15]" office:value-type="float" office:value="1.71067329665139" calcext:value-type="float">
            <text:p>1.710673296651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000662986189126968" calcext:value-type="float">
            <text:p>6.630E-04</text:p>
          </table:table-cell>
          <table:table-cell table:formula="of:=[.B14]/[.B16]" office:value-type="float" office:value="3.01173238035837" calcext:value-type="float">
            <text:p>3.011732380358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000518560409545898" calcext:value-type="float">
            <text:p>5.186E-04</text:p>
          </table:table-cell>
          <table:table-cell table:formula="of:=[.B14]/[.B17]" office:value-type="float" office:value="3.85053879310344" calcext:value-type="float">
            <text:p>3.8505387931034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00518560409545898" calcext:value-type="float">
            <text:p>5.186E-04</text:p>
          </table:table-cell>
          <table:table-cell table:formula="of:=[.B14]/[.B18]" office:value-type="float" office:value="3.85053879310344" calcext:value-type="float">
            <text:p>3.850538793103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27114424" calcext:value-type="float">
            <text:p>271144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255297236144543" calcext:value-type="float">
            <text:p>2.553E-02</text:p>
          </table:table-cell>
          <table:table-cell table:formula="of:=[.$B24]/[.B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0131968632340431" calcext:value-type="float">
            <text:p>1.320E-02</text:p>
          </table:table-cell>
          <table:table-cell table:formula="of:=[.B24]/[.B25]" office:value-type="float" office:value="1.93452968040139" calcext:value-type="float">
            <text:p>1.934529680401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0056457631289959" calcext:value-type="float">
            <text:p>5.646E-03</text:p>
          </table:table-cell>
          <table:table-cell table:formula="of:=[.B24]/[.B26]" office:value-type="float" office:value="4.52192609416024" calcext:value-type="float">
            <text:p>4.521926094160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0031883493065834" calcext:value-type="float">
            <text:p>3.188E-03</text:p>
          </table:table-cell>
          <table:table-cell table:formula="of:=[.B24]/[.B27]" office:value-type="float" office:value="8.00719154634022" calcext:value-type="float">
            <text:p>8.007191546340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0556015223264694" calcext:value-type="float">
            <text:p>5.560E-03</text:p>
          </table:table-cell>
          <table:table-cell table:formula="of:=[.B24]/[.B28]" office:value-type="float" office:value="4.59155119252926" calcext:value-type="float">
            <text:p>4.591551192529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" calcext:value-type="float">
            <text:p>2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7202377752" calcext:value-type="float">
            <text:p>17202377752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230901535600424" calcext:value-type="float">
            <text:p>2.309E-01</text:p>
          </table:table-cell>
          <table:table-cell table:formula="of:=[.$B35]/[.B3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135652456432581" calcext:value-type="float">
            <text:p>1.357E-01</text:p>
          </table:table-cell>
          <table:table-cell table:formula="of:=[.B35]/[.B36]" office:value-type="float" office:value="1.70215521099083" calcext:value-type="float">
            <text:p>1.702155210990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0681031346321106" calcext:value-type="float">
            <text:p>6.810E-02</text:p>
          </table:table-cell>
          <table:table-cell table:formula="of:=[.B35]/[.B37]" office:value-type="float" office:value="3.39046854227403" calcext:value-type="float">
            <text:p>3.390468542274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0384341441094875" calcext:value-type="float">
            <text:p>3.843E-02</text:p>
          </table:table-cell>
          <table:table-cell table:formula="of:=[.B35]/[.B38]" office:value-type="float" office:value="6.00771894237202" calcext:value-type="float">
            <text:p>6.007718942372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295817218720913" calcext:value-type="float">
            <text:p>2.958E-02</text:p>
          </table:table-cell>
          <table:table-cell table:formula="of:=[.B35]/[.B39]" office:value-type="float" office:value="7.80554751338754" calcext:value-type="float">
            <text:p>7.805547513387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0" calcext:value-type="float">
            <text:p>2,0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56914378224" calcext:value-type="float">
            <text:p>1569143782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.33628914505243" calcext:value-type="float">
            <text:p>2.336E+00</text:p>
          </table:table-cell>
          <table:table-cell table:formula="of:=[.$B46]/[.B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.26473342999816" calcext:value-type="float">
            <text:p>1.265E+00</text:p>
          </table:table-cell>
          <table:table-cell table:formula="of:=[.B46]/[.B47]" office:value-type="float" office:value="1.84725815704565" calcext:value-type="float">
            <text:p>1.847258157045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642429679632187" calcext:value-type="float">
            <text:p>6.424E-01</text:p>
          </table:table-cell>
          <table:table-cell table:formula="of:=[.B46]/[.B48]" office:value-type="float" office:value="3.63664572033788" calcext:value-type="float">
            <text:p>3.63664572033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377292383462191" calcext:value-type="float">
            <text:p>3.773E-01</text:p>
          </table:table-cell>
          <table:table-cell table:formula="of:=[.B46]/[.B49]" office:value-type="float" office:value="6.19225101660859" calcext:value-type="float">
            <text:p>6.1922510166085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267121225595474" calcext:value-type="float">
            <text:p>2.671E-01</text:p>
          </table:table-cell>
          <table:table-cell table:formula="of:=[.B46]/[.B50]" office:value-type="float" office:value="8.74617559815514" calcext:value-type="float">
            <text:p>8.74617559815514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DYNAMIC_CHUNK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YNAMIC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Y CORE = 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 = 2,0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0638313591480255" calcext:value-type="float">
            <text:p>6.38E-004</text:p>
          </table:table-cell>
          <table:table-cell table:style-name="ce7"/>
          <table:table-cell table:style-name="ce2"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0588435679674149" calcext:value-type="float">
            <text:p>5.88E-004</text:p>
          </table:table-cell>
          <table:table-cell table:style-name="ce7"/>
          <table:table-cell table:style-name="ce2"/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0607624650001526" calcext:value-type="float">
            <text:p>6.08E-004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0564482063055038" calcext:value-type="float">
            <text:p>5.64E-004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N = 20,0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600433349609375" calcext:value-type="float">
            <text:p>6.00E-003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465334579348564" calcext:value-type="float">
            <text:p>4.65E-003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578173622488976" calcext:value-type="float">
            <text:p>5.78E-003</text:p>
          </table:table-cell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473081320524216" calcext:value-type="float">
            <text:p>4.73E-003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 = 200,0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659224167466164" calcext:value-type="float">
            <text:p>6.59E-002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569086223840714" calcext:value-type="float">
            <text:p>5.69E-002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635078474879265" calcext:value-type="float">
            <text:p>6.35E-002</text:p>
          </table:table-cell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581770054996014" calcext:value-type="float">
            <text:p>5.82E-00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=2,000,0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651054929941893" calcext:value-type="float">
            <text:p>6.51E-001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630461733788252" calcext:value-type="float">
            <text:p>6.30E-001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609620086848736" calcext:value-type="float">
            <text:p>6.10E-001</text:p>
          </table:table-cell>
          <table:table-cell table:number-columns-repeated="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623702470213175" calcext:value-type="float">
            <text:p>6.24E-001</text:p>
          </table:table-cell>
          <table:table-cell table:number-columns-repeated="3"/>
        </table:table-row>
      </table:table>
      <table:table table:name="STATIC_NO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TATIC DEFAULT 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" calcext:value-type="float">
            <text:p>2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276936" calcext:value-type="float">
            <text:p>1276936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98699161410332" calcext:value-type="float">
            <text:p>1.987E-03</text:p>
          </table:table-cell>
          <table:table-cell table:formula="of:=[.$B8]/[.B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69775021076202" calcext:value-type="float">
            <text:p>9.698E-04</text:p>
          </table:table-cell>
          <table:table-cell table:formula="of:=[.B8]/[.B9]" office:value-type="float" office:value="2.0489201834651" calcext:value-type="float">
            <text:p>2.04892018346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29076564311981" calcext:value-type="float">
            <text:p>7.291E-04</text:p>
          </table:table-cell>
          <table:table-cell table:formula="of:=[.B8]/[.B10]" office:value-type="float" office:value="2.72535383986511" calcext:value-type="float">
            <text:p>2.725353839865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92479312419891" calcext:value-type="float">
            <text:p>6.925E-04</text:p>
          </table:table-cell>
          <table:table-cell table:formula="of:=[.B8]/[.B11]" office:value-type="float" office:value="2.86938768922889" calcext:value-type="float">
            <text:p>2.8693876892288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76381352543831" calcext:value-type="float">
            <text:p>3.764E-03</text:p>
          </table:table-cell>
          <table:table-cell table:formula="of:=[.B8]/[.B12]" office:value-type="float" office:value="0.527919781539105" calcext:value-type="float">
            <text:p>0.5279197815391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27114424" calcext:value-type="float">
            <text:p>271144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0856822133064" calcext:value-type="float">
            <text:p>2.609E-02</text:p>
          </table:table-cell>
          <table:table-cell table:formula="of:=[.$B18]/[.B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1664631664753" calcext:value-type="float">
            <text:p>1.417E-02</text:p>
          </table:table-cell>
          <table:table-cell table:formula="of:=[.B18]/[.B19]" office:value-type="float" office:value="1.84136872462548" calcext:value-type="float">
            <text:p>1.841368724625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2012736797333" calcext:value-type="float">
            <text:p>6.820E-03</text:p>
          </table:table-cell>
          <table:table-cell table:formula="of:=[.B18]/[.B20]" office:value-type="float" office:value="3.82480865911717" calcext:value-type="float">
            <text:p>3.824808659117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66026738286018" calcext:value-type="float">
            <text:p>4.660E-03</text:p>
          </table:table-cell>
          <table:table-cell table:formula="of:=[.B18]/[.B21]" office:value-type="float" office:value="5.59746470969583" calcext:value-type="float">
            <text:p>5.5974647096958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10486418008804" calcext:value-type="float">
            <text:p>6.105E-03</text:p>
          </table:table-cell>
          <table:table-cell table:formula="of:=[.B18]/[.B22]" office:value-type="float" office:value="4.27293408072679" calcext:value-type="float">
            <text:p>4.2729340807267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" calcext:value-type="float">
            <text:p>2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7202377752" calcext:value-type="float">
            <text:p>17202377752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2898760586977" calcext:value-type="float">
            <text:p>2.329E-01</text:p>
          </table:table-cell>
          <table:table-cell table:formula="of:=[.$B29]/[.B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3687039613724" calcext:value-type="float">
            <text:p>1.437E-01</text:p>
          </table:table-cell>
          <table:table-cell table:formula="of:=[.B29]/[.B30]" office:value-type="float" office:value="1.62087521054844" calcext:value-type="float">
            <text:p>1.620875210548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55524002015591" calcext:value-type="float">
            <text:p>7.555E-02</text:p>
          </table:table-cell>
          <table:table-cell table:formula="of:=[.B29]/[.B31]" office:value-type="float" office:value="3.08261233217804" calcext:value-type="float">
            <text:p>3.082612332178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9695444107056" calcext:value-type="float">
            <text:p>5.997E-02</text:p>
          </table:table-cell>
          <table:table-cell table:formula="of:=[.B29]/[.B32]" office:value-type="float" office:value="3.88361730734443" calcext:value-type="float">
            <text:p>3.883617307344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65863405168056" calcext:value-type="float">
            <text:p>3.659E-02</text:p>
          </table:table-cell>
          <table:table-cell table:formula="of:=[.B29]/[.B33]" office:value-type="float" office:value="6.36572986795433" calcext:value-type="float">
            <text:p>6.365729867954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0" calcext:value-type="float">
            <text:p>2,0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56914378224" calcext:value-type="float">
            <text:p>1569143782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881473988295" calcext:value-type="float">
            <text:p>2.389E+00</text:p>
          </table:table-cell>
          <table:table-cell table:formula="of:=[.$B40]/[.B4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3492269665" calcext:value-type="float">
            <text:p>1.253E+00</text:p>
          </table:table-cell>
          <table:table-cell table:formula="of:=[.B40]/[.B41]" office:value-type="float" office:value="1.9057275403233" calcext:value-type="float">
            <text:p>1.90572754032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2206194847822" calcext:value-type="float">
            <text:p>6.822E-01</text:p>
          </table:table-cell>
          <table:table-cell table:formula="of:=[.B40]/[.B42]" office:value-type="float" office:value="3.50160223979763" calcext:value-type="float">
            <text:p>3.501602239797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8367068767548" calcext:value-type="float">
            <text:p>4.384E-01</text:p>
          </table:table-cell>
          <table:table-cell table:formula="of:=[.B40]/[.B43]" office:value-type="float" office:value="5.44934806941363" calcext:value-type="float">
            <text:p>5.449348069413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1627760976553" calcext:value-type="float">
            <text:p>2.916E-01</text:p>
          </table:table-cell>
          <table:table-cell table:formula="of:=[.B40]/[.B44]" office:value-type="float" office:value="8.19131461244875" calcext:value-type="float">
            <text:p>8.19131461244875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STATIC_CHUNK" table:style-name="ta1"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2" office:value-type="string" calcext:value-type="string">
            <text:p>STATIC CHUNK</text:p>
          </table:table-cell>
          <table:table-cell table:style-name="ce2"/>
        </table:table-row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string" calcext:value-type="string">
            <text:p>SAY CORE = 4</text:p>
          </table:table-cell>
          <table:table-cell table:style-name="Default"/>
        </table:table-row>
        <table:table-row table:style-name="ro1">
          <table:table-cell office:value-type="string" calcext:value-type="string">
            <text:p>N = 2,00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0688668340444565" calcext:value-type="float">
            <text:p>6.89E-00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0547733157873154" calcext:value-type="float">
            <text:p>5.48E-00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0633709132671356" calcext:value-type="float">
            <text:p>6.34E-00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066070631146431" calcext:value-type="float">
            <text:p>6.61E-004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string" calcext:value-type="string">
            <text:p>N = 20,000</text:p>
          </table:table-cell>
          <table:table-cell table:style-name="ce4"/>
        </table:table-row>
        <table:table-row table:style-name="ro1">
          <table:table-cell/>
          <table:table-cell table:style-name="ce4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772250443696976" calcext:value-type="float">
            <text:p>7.72E-003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527941435575485" calcext:value-type="float">
            <text:p>5.28E-00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554473698139191" calcext:value-type="float">
            <text:p>5.54E-00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739393383264542" calcext:value-type="float">
            <text:p>7.39E-003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 = 200,000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78841183334589" calcext:value-type="float">
            <text:p>7.88E-002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781972445547581" calcext:value-type="float">
            <text:p>7.82E-00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704605877399445" calcext:value-type="float">
            <text:p>7.05E-002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716565363109112" calcext:value-type="float">
            <text:p>7.17E-00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=2,000,000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626469302922487" calcext:value-type="float">
            <text:p>6.26E-0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707219205796719" calcext:value-type="float">
            <text:p>7.07E-001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644003283232451" calcext:value-type="float">
            <text:p>6.44E-00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672138877213001" calcext:value-type="float">
            <text:p>6.72E-001</text:p>
          </table:table-cell>
        </table:table-row>
      </table:table>
      <table:table table:name="GUIDED_NO" table:style-name="ta1"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GUIDED DEFAULT</text:p>
          </table:table-cell>
          <table:table-cell table:style-name="ce2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" calcext:value-type="float">
            <text:p>2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276936" calcext:value-type="float">
            <text:p>1276936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75856798887253" calcext:value-type="float">
            <text:p>1.759E-03</text:p>
          </table:table-cell>
          <table:table-cell table:formula="of:=[.$B10]/[.B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29943713545799" calcext:value-type="float">
            <text:p>1.299E-03</text:p>
          </table:table-cell>
          <table:table-cell table:formula="of:=[.B10]/[.B11]" office:value-type="float" office:value="1.35333056204579" calcext:value-type="float">
            <text:p>1.353330562045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02556222677231" calcext:value-type="float">
            <text:p>7.026E-04</text:p>
          </table:table-cell>
          <table:table-cell table:formula="of:=[.B10]/[.B12]" office:value-type="float" office:value="2.5030992995424" calcext:value-type="float">
            <text:p>2.50309929954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87107783555985" calcext:value-type="float">
            <text:p>4.871E-04</text:p>
          </table:table-cell>
          <table:table-cell table:formula="of:=[.B10]/[.B13]" office:value-type="float" office:value="3.61022354443739" calcext:value-type="float">
            <text:p>3.610223544437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74035367369652" calcext:value-type="float">
            <text:p>4.740E-03</text:p>
          </table:table-cell>
          <table:table-cell table:formula="of:=[.B10]/[.B14]" office:value-type="float" office:value="0.370978224395059" calcext:value-type="float">
            <text:p>0.37097822439505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27114424" calcext:value-type="float">
            <text:p>271144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2604142129421" calcext:value-type="float">
            <text:p>3.226E-02</text:p>
          </table:table-cell>
          <table:table-cell table:formula="of:=[.$B20]/[.B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8786567151546" calcext:value-type="float">
            <text:p>1.488E-02</text:p>
          </table:table-cell>
          <table:table-cell table:formula="of:=[.B20]/[.B21]" office:value-type="float" office:value="2.16823432589068" calcext:value-type="float">
            <text:p>2.168234325890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0509548783302" calcext:value-type="float">
            <text:p>5.905E-03</text:p>
          </table:table-cell>
          <table:table-cell table:formula="of:=[.B20]/[.B22]" office:value-type="float" office:value="5.46314861112951" calcext:value-type="float">
            <text:p>5.463148611129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531564027071" calcext:value-type="float">
            <text:p>3.532E-03</text:p>
          </table:table-cell>
          <table:table-cell table:formula="of:=[.B20]/[.B23]" office:value-type="float" office:value="9.13488017367143" calcext:value-type="float">
            <text:p>9.134880173671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75859844684601" calcext:value-type="float">
            <text:p>5.759E-03</text:p>
          </table:table-cell>
          <table:table-cell table:formula="of:=[.B20]/[.B24]" office:value-type="float" office:value="5.60212949569546" calcext:value-type="float">
            <text:p>5.6021294956954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" calcext:value-type="float">
            <text:p>2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7202377752" calcext:value-type="float">
            <text:p>17202377752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704544484615" calcext:value-type="float">
            <text:p>2.557E-01</text:p>
          </table:table-cell>
          <table:table-cell table:formula="of:=[.$B31]/[.B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7517930716276" calcext:value-type="float">
            <text:p>1.475E-01</text:p>
          </table:table-cell>
          <table:table-cell table:formula="of:=[.B31]/[.B32]" office:value-type="float" office:value="1.73337941525506" calcext:value-type="float">
            <text:p>1.733379415255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05329440534115" calcext:value-type="float">
            <text:p>7.053E-02</text:p>
          </table:table-cell>
          <table:table-cell table:formula="of:=[.B31]/[.B33]" office:value-type="float" office:value="3.62532073368412" calcext:value-type="float">
            <text:p>3.625320733684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527175784111" calcext:value-type="float">
            <text:p>3.853E-02</text:p>
          </table:table-cell>
          <table:table-cell table:formula="of:=[.B31]/[.B34]" office:value-type="float" office:value="6.63699166316962" calcext:value-type="float">
            <text:p>6.6369916631696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26205939054489" calcext:value-type="float">
            <text:p>3.262E-02</text:p>
          </table:table-cell>
          <table:table-cell table:formula="of:=[.B31]/[.B35]" office:value-type="float" office:value="7.83874583110832" calcext:value-type="float">
            <text:p>7.838745831108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3" office:value-type="float" office:value="2000000" calcext:value-type="float">
            <text:p>2,000,000</text:p>
          </table:table-cell>
          <table:table-cell table:style-name="ce2"/>
          <table:table-cell table:style-name="ce2" office:value-type="string" calcext:value-type="string">
            <text:p>NMAX</text:p>
          </table:table-cell>
          <table:table-cell table:style-name="ce2" office:value-type="float" office:value="156914378224" calcext:value-type="float">
            <text:p>156914378224</text:p>
          </table:table-cell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PEEDUP_EXP</text:p>
          </table:table-cell>
          <table:table-cell table:style-name="ce2" office:value-type="string" calcext:value-type="string">
            <text:p>SPEEDUP_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7166133597493" calcext:value-type="float">
            <text:p>2.672E+00</text:p>
          </table:table-cell>
          <table:table-cell table:formula="of:=[.$B42]/[.B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8739490509033" calcext:value-type="float">
            <text:p>1.387E+00</text:p>
          </table:table-cell>
          <table:table-cell table:formula="of:=[.B42]/[.B43]" office:value-type="float" office:value="1.92566754150001" calcext:value-type="float">
            <text:p>1.92566754150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552191913128" calcext:value-type="float">
            <text:p>7.026E-01</text:p>
          </table:table-cell>
          <table:table-cell table:formula="of:=[.B42]/[.B44]" office:value-type="float" office:value="3.8027941080074" calcext:value-type="float">
            <text:p>3.80279410800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8241776078939" calcext:value-type="float">
            <text:p>4.382E-01</text:p>
          </table:table-cell>
          <table:table-cell table:formula="of:=[.B42]/[.B45]" office:value-type="float" office:value="6.09631824669698" calcext:value-type="float">
            <text:p>6.096318246696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5484326332808" calcext:value-type="float">
            <text:p>3.155E-01</text:p>
          </table:table-cell>
          <table:table-cell table:formula="of:=[.B42]/[.B46]" office:value-type="float" office:value="8.4684439541905" calcext:value-type="float">
            <text:p>8.4684439541905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GUIDED_CHUNK" table:style-name="ta1"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2" office:value-type="string" calcext:value-type="string">
            <text:p>GUIDED CHUNK</text:p>
          </table:table-cell>
          <table:table-cell table:style-name="ce2"/>
        </table:table-row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string" calcext:value-type="string">
            <text:p>SAY CORE = 4</text:p>
          </table:table-cell>
          <table:table-cell table:style-name="Default"/>
        </table:table-row>
        <table:table-row table:style-name="ro1">
          <table:table-cell office:value-type="string" calcext:value-type="string">
            <text:p>N = 2,00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0630620867013931" calcext:value-type="float">
            <text:p>6.31E-00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0643547624349594" calcext:value-type="float">
            <text:p>6.44E-00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0623244792222977" calcext:value-type="float">
            <text:p>6.23E-00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0624749809503555" calcext:value-type="float">
            <text:p>6.25E-004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string" calcext:value-type="string">
            <text:p>N = 20,000</text:p>
          </table:table-cell>
          <table:table-cell table:style-name="ce4"/>
        </table:table-row>
        <table:table-row table:style-name="ro1">
          <table:table-cell/>
          <table:table-cell table:style-name="ce4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0546205416321754" calcext:value-type="float">
            <text:p>5.46E-003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0530833005905151" calcext:value-type="float">
            <text:p>5.31E-00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0530091673135757" calcext:value-type="float">
            <text:p>5.30E-00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0544771552085876" calcext:value-type="float">
            <text:p>5.45E-003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 = 200,000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0705264210700989" calcext:value-type="float">
            <text:p>7.05E-002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0582461766898632" calcext:value-type="float">
            <text:p>5.82E-00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0725603960454464" calcext:value-type="float">
            <text:p>7.26E-002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0727433636784554" calcext:value-type="float">
            <text:p>7.27E-00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=2,000,000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NCHUNK </text:p>
          </table:table-cell>
          <table:table-cell table:style-name="ce6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.701295170933008" calcext:value-type="float">
            <text:p>7.01E-0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697309970855713" calcext:value-type="float">
            <text:p>6.97E-001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.700915325433016" calcext:value-type="float">
            <text:p>7.01E-00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0.698247689753771" calcext:value-type="float">
            <text:p>6.98E-001</text:p>
          </table:table-cell>
        </table:table-row>
      </table:table>
      <table:table table:name="TOTAL_DEFAULT" table:style-name="ta1">
        <table:shapes>
          <draw:frame draw:z-index="0" draw:style-name="gr1" draw:text-style-name="P1" svg:width="453.51pt" svg:height="255.09pt" svg:x="564.46pt" svg:y="53.6pt">
            <draw:object draw:notify-on-update-of-ranges="TOTAL_DEFAULT.A3:TOTAL_DEFAULT.A7 TOTAL_DEFAULT.B2:TOTAL_DEFAULT.B2 TOTAL_DEFAULT.B3:TOTAL_DEFAULT.B7 TOTAL_DEFAULT.A3:TOTAL_DEFAULT.A7 TOTAL_DEFAULT.C2:TOTAL_DEFAULT.C2 TOTAL_DEFAULT.C3:TOTAL_DEFAULT.C7 TOTAL_DEFAULT.A3:TOTAL_DEFAULT.A7 TOTAL_DEFAULT.D2:TOTAL_DEFAULT.D2 TOTAL_DEFAULT.D3:TOTAL_DEFAULT.D7 TOTAL_DEFAULT.A3:TOTAL_DEFAULT.A7 TOTAL_DEFAULT.E2:TOTAL_DEFAULT.E2 TOTAL_DEFAULT.E3:TOTAL_DEFAULT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82.38pt" svg:y="321.73pt">
            <draw:object draw:notify-on-update-of-ranges="TOTAL_DEFAULT.A14:TOTAL_DEFAULT.A18 TOTAL_DEFAULT.B13:TOTAL_DEFAULT.B13 TOTAL_DEFAULT.B14:TOTAL_DEFAULT.B18 TOTAL_DEFAULT.A14:TOTAL_DEFAULT.A18 TOTAL_DEFAULT.C13:TOTAL_DEFAULT.C13 TOTAL_DEFAULT.C14:TOTAL_DEFAULT.C18 TOTAL_DEFAULT.A14:TOTAL_DEFAULT.A18 TOTAL_DEFAULT.D13:TOTAL_DEFAULT.D13 TOTAL_DEFAULT.D14:TOTAL_DEFAULT.D18 TOTAL_DEFAULT.A14:TOTAL_DEFAULT.A18 TOTAL_DEFAULT.E13:TOTAL_DEFAULT.E13 TOTAL_DEFAULT.E14:TOTAL_DEFAULT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11.15pt" svg:y="579.46pt">
            <draw:object draw:notify-on-update-of-ranges="TOTAL_DEFAULT.A24:TOTAL_DEFAULT.A28 TOTAL_DEFAULT.B23:TOTAL_DEFAULT.B23 TOTAL_DEFAULT.B24:TOTAL_DEFAULT.B28 TOTAL_DEFAULT.A24:TOTAL_DEFAULT.A28 TOTAL_DEFAULT.C23:TOTAL_DEFAULT.C23 TOTAL_DEFAULT.C24:TOTAL_DEFAULT.C28 TOTAL_DEFAULT.A24:TOTAL_DEFAULT.A28 TOTAL_DEFAULT.D23:TOTAL_DEFAULT.D23 TOTAL_DEFAULT.D24:TOTAL_DEFAULT.D28 TOTAL_DEFAULT.A24:TOTAL_DEFAULT.A28 TOTAL_DEFAULT.E23:TOTAL_DEFAULT.E23 TOTAL_DEFAULT.E24:TOTAL_DEFAULT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96.52pt" svg:y="843.96pt">
            <draw:object draw:notify-on-update-of-ranges="TOTAL_DEFAULT.A33:TOTAL_DEFAULT.A37 TOTAL_DEFAULT.B32:TOTAL_DEFAULT.B32 TOTAL_DEFAULT.B33:TOTAL_DEFAULT.B37 TOTAL_DEFAULT.A33:TOTAL_DEFAULT.A37 TOTAL_DEFAULT.C32:TOTAL_DEFAULT.C32 TOTAL_DEFAULT.C33:TOTAL_DEFAULT.C37 TOTAL_DEFAULT.A33:TOTAL_DEFAULT.A37 TOTAL_DEFAULT.D32:TOTAL_DEFAULT.D32 TOTAL_DEFAULT.D33:TOTAL_DEFAULT.D37 TOTAL_DEFAULT.A33:TOTAL_DEFAULT.A37 TOTAL_DEFAULT.E32:TOTAL_DEFAULT.E32 TOTAL_DEFAULT.E33:TOTAL_DEFAULT.E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Default" office:value-type="string" calcext:value-type="string">
            <text:p>N= 2,000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SPEED_UP_STATIC</text:p>
          </table:table-cell>
          <table:table-cell table:style-name="ce8" office:value-type="string" calcext:value-type="string">
            <text:p>SPEEDUP_DYNAMIC</text:p>
          </table:table-cell>
          <table:table-cell table:style-name="ce8" office:value-type="string" calcext:value-type="string">
            <text:p>SPEEDUP_GUIDED</text:p>
          </table:table-cell>
          <table:table-cell table:style-name="ce8" office:value-type="string" calcext:value-type="string">
            <text:p>SPEEDUP_THEORETICAL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892018346509" calcext:value-type="float">
            <text:p>2.04892018346509</text:p>
          </table:table-cell>
          <table:table-cell office:value-type="float" office:value="1.71067329665139" calcext:value-type="float">
            <text:p>1.71067329665139</text:p>
          </table:table-cell>
          <table:table-cell office:value-type="float" office:value="1.35333056204578" calcext:value-type="float">
            <text:p>1.35333056204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2535383986511" calcext:value-type="float">
            <text:p>2.72535383986511</text:p>
          </table:table-cell>
          <table:table-cell office:value-type="float" office:value="3.01173238035838" calcext:value-type="float">
            <text:p>3.01173238035838</text:p>
          </table:table-cell>
          <table:table-cell office:value-type="float" office:value="2.5030992995424" calcext:value-type="float">
            <text:p>2.5030992995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6938768922888" calcext:value-type="float">
            <text:p>2.86938768922888</text:p>
          </table:table-cell>
          <table:table-cell office:value-type="float" office:value="3.85053879310345" calcext:value-type="float">
            <text:p>3.85053879310345</text:p>
          </table:table-cell>
          <table:table-cell office:value-type="float" office:value="3.61022354443739" calcext:value-type="float">
            <text:p>3.610223544437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7919781539104" calcext:value-type="float">
            <text:p>0.527919781539104</text:p>
          </table:table-cell>
          <table:table-cell office:value-type="float" office:value="3.85053879310345" calcext:value-type="float">
            <text:p>3.85053879310345</text:p>
          </table:table-cell>
          <table:table-cell office:value-type="float" office:value="0.370978224395059" calcext:value-type="float">
            <text:p>0.370978224395059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N=20,000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SPEED_UP_STATIC</text:p>
          </table:table-cell>
          <table:table-cell table:style-name="ce8" office:value-type="string" calcext:value-type="string">
            <text:p>SPEEDUP_DYNAMIC</text:p>
          </table:table-cell>
          <table:table-cell table:style-name="ce8" office:value-type="string" calcext:value-type="string">
            <text:p>SPEEDUP_GUIDED</text:p>
          </table:table-cell>
          <table:table-cell table:style-name="ce8" office:value-type="string" calcext:value-type="string">
            <text:p>SPEEDUP_THEORETICAL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4136872462548" calcext:value-type="float">
            <text:p>1.84136872462548</text:p>
          </table:table-cell>
          <table:table-cell office:value-type="float" office:value="1.93452968040139" calcext:value-type="float">
            <text:p>1.93452968040139</text:p>
          </table:table-cell>
          <table:table-cell office:value-type="float" office:value="2.16823432589068" calcext:value-type="float">
            <text:p>2.16823432589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480865911718" calcext:value-type="float">
            <text:p>3.82480865911718</text:p>
          </table:table-cell>
          <table:table-cell office:value-type="float" office:value="4.52192609416023" calcext:value-type="float">
            <text:p>4.52192609416023</text:p>
          </table:table-cell>
          <table:table-cell office:value-type="float" office:value="5.46314861112951" calcext:value-type="float">
            <text:p>5.4631486111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9746470969583" calcext:value-type="float">
            <text:p>5.59746470969583</text:p>
          </table:table-cell>
          <table:table-cell office:value-type="float" office:value="8.0071915463402" calcext:value-type="float">
            <text:p>8.0071915463402</text:p>
          </table:table-cell>
          <table:table-cell office:value-type="float" office:value="9.13488017367144" calcext:value-type="float">
            <text:p>9.13488017367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7293408072679" calcext:value-type="float">
            <text:p>4.27293408072679</text:p>
          </table:table-cell>
          <table:table-cell office:value-type="float" office:value="4.59155119252926" calcext:value-type="float">
            <text:p>4.59155119252926</text:p>
          </table:table-cell>
          <table:table-cell office:value-type="float" office:value="5.60212949569547" calcext:value-type="float">
            <text:p>5.6021294956954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N=200,000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SPEED_UP_STATIC</text:p>
          </table:table-cell>
          <table:table-cell table:style-name="ce8" office:value-type="string" calcext:value-type="string">
            <text:p>SPEEDUP_DYNAMIC</text:p>
          </table:table-cell>
          <table:table-cell table:style-name="ce8" office:value-type="string" calcext:value-type="string">
            <text:p>SPEEDUP_GUIDED</text:p>
          </table:table-cell>
          <table:table-cell table:style-name="ce8" office:value-type="string" calcext:value-type="string">
            <text:p>SPEEDUP_THEORETICAL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087521054844" calcext:value-type="float">
            <text:p>1.62087521054844</text:p>
          </table:table-cell>
          <table:table-cell office:value-type="float" office:value="1.70215521099083" calcext:value-type="float">
            <text:p>1.70215521099083</text:p>
          </table:table-cell>
          <table:table-cell office:value-type="float" office:value="1.73337941525506" calcext:value-type="float">
            <text:p>1.73337941525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8261233217805" calcext:value-type="float">
            <text:p>3.08261233217805</text:p>
          </table:table-cell>
          <table:table-cell office:value-type="float" office:value="3.39046854227403" calcext:value-type="float">
            <text:p>3.39046854227403</text:p>
          </table:table-cell>
          <table:table-cell office:value-type="float" office:value="3.62532073368413" calcext:value-type="float">
            <text:p>3.62532073368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8361730734444" calcext:value-type="float">
            <text:p>3.88361730734444</text:p>
          </table:table-cell>
          <table:table-cell office:value-type="float" office:value="6.00771894237201" calcext:value-type="float">
            <text:p>6.00771894237201</text:p>
          </table:table-cell>
          <table:table-cell office:value-type="float" office:value="6.63699166316962" calcext:value-type="float">
            <text:p>6.63699166316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6572986795432" calcext:value-type="float">
            <text:p>6.36572986795432</text:p>
          </table:table-cell>
          <table:table-cell office:value-type="float" office:value="7.80554751338753" calcext:value-type="float">
            <text:p>7.80554751338753</text:p>
          </table:table-cell>
          <table:table-cell office:value-type="float" office:value="7.83874583110833" calcext:value-type="float">
            <text:p>7.8387458311083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N=2,000,000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CORE</text:p>
          </table:table-cell>
          <table:table-cell table:style-name="ce8" office:value-type="string" calcext:value-type="string">
            <text:p>SPEED_UP_STATIC</text:p>
          </table:table-cell>
          <table:table-cell table:style-name="ce8" office:value-type="string" calcext:value-type="string">
            <text:p>SPEEDUP_DYNAMIC</text:p>
          </table:table-cell>
          <table:table-cell table:style-name="ce8" office:value-type="string" calcext:value-type="string">
            <text:p>SPEEDUP_GUIDED</text:p>
          </table:table-cell>
          <table:table-cell table:style-name="ce8" office:value-type="string" calcext:value-type="string">
            <text:p>SPEEDUP_THEORETICAL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0572754032329" calcext:value-type="float">
            <text:p>1.90572754032329</text:p>
          </table:table-cell>
          <table:table-cell office:value-type="float" office:value="1.84725815704566" calcext:value-type="float">
            <text:p>1.84725815704566</text:p>
          </table:table-cell>
          <table:table-cell office:value-type="float" office:value="1.9256675415" calcext:value-type="float">
            <text:p>1.9256675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0160223979762" calcext:value-type="float">
            <text:p>3.50160223979762</text:p>
          </table:table-cell>
          <table:table-cell office:value-type="float" office:value="3.63664572033789" calcext:value-type="float">
            <text:p>3.63664572033789</text:p>
          </table:table-cell>
          <table:table-cell office:value-type="float" office:value="3.80279410800741" calcext:value-type="float">
            <text:p>3.80279410800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4934806941363" calcext:value-type="float">
            <text:p>5.44934806941363</text:p>
          </table:table-cell>
          <table:table-cell office:value-type="float" office:value="6.19225101660861" calcext:value-type="float">
            <text:p>6.19225101660861</text:p>
          </table:table-cell>
          <table:table-cell office:value-type="float" office:value="6.09631824669698" calcext:value-type="float">
            <text:p>6.09631824669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19131461244874" calcext:value-type="float">
            <text:p>8.19131461244874</text:p>
          </table:table-cell>
          <table:table-cell office:value-type="float" office:value="8.74617559815515" calcext:value-type="float">
            <text:p>8.74617559815515</text:p>
          </table:table-cell>
          <table:table-cell office:value-type="float" office:value="8.46844395419051" calcext:value-type="float">
            <text:p>8.46844395419051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HUNK_TOTAL" table:style-name="ta1">
        <table:shapes>
          <draw:frame draw:z-index="0" draw:style-name="gr1" draw:text-style-name="P1" svg:width="450.91pt" svg:height="253.62pt" svg:x="543.88pt" svg:y="17.32pt">
            <draw:object draw:notify-on-update-of-ranges="CHUNK_TOTAL.A3:CHUNK_TOTAL.A6 CHUNK_TOTAL.B2:CHUNK_TOTAL.B2 CHUNK_TOTAL.B3:CHUNK_TOTAL.B6 CHUNK_TOTAL.A3:CHUNK_TOTAL.A6 CHUNK_TOTAL.C2:CHUNK_TOTAL.C2 CHUNK_TOTAL.C3:CHUNK_TOTAL.C6 CHUNK_TOTAL.A3:CHUNK_TOTAL.A6 CHUNK_TOTAL.D2:CHUNK_TOTAL.D2 CHUNK_TOTAL.D3:CHUNK_TOTAL.D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0.91pt" svg:height="253.62pt" svg:x="577.98pt" svg:y="340.92pt">
            <draw:object draw:notify-on-update-of-ranges="CHUNK_TOTAL.A11:CHUNK_TOTAL.A14 CHUNK_TOTAL.B10:CHUNK_TOTAL.B10 CHUNK_TOTAL.B11:CHUNK_TOTAL.B14 CHUNK_TOTAL.A11:CHUNK_TOTAL.A14 CHUNK_TOTAL.C10:CHUNK_TOTAL.C10 CHUNK_TOTAL.C11:CHUNK_TOTAL.C14 CHUNK_TOTAL.A11:CHUNK_TOTAL.A14 CHUNK_TOTAL.D10:CHUNK_TOTAL.D10 CHUNK_TOTAL.D11:CHUNK_TOTAL.D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0.91pt" svg:height="253.62pt" svg:x="580.56pt" svg:y="602.05pt">
            <draw:object draw:notify-on-update-of-ranges="CHUNK_TOTAL.A20:CHUNK_TOTAL.A23 CHUNK_TOTAL.B19:CHUNK_TOTAL.B19 CHUNK_TOTAL.B20:CHUNK_TOTAL.B23 CHUNK_TOTAL.A20:CHUNK_TOTAL.A23 CHUNK_TOTAL.C19:CHUNK_TOTAL.C19 CHUNK_TOTAL.C20:CHUNK_TOTAL.C23 CHUNK_TOTAL.A20:CHUNK_TOTAL.A23 CHUNK_TOTAL.D19:CHUNK_TOTAL.D19 CHUNK_TOTAL.D20:CHUNK_TOTAL.D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0.91pt" svg:height="253.62pt" svg:x="31.38pt" svg:y="637.43pt">
            <draw:object draw:notify-on-update-of-ranges="CHUNK_TOTAL.A29:CHUNK_TOTAL.A32 CHUNK_TOTAL.B28:CHUNK_TOTAL.B28 CHUNK_TOTAL.B29:CHUNK_TOTAL.B32 CHUNK_TOTAL.A29:CHUNK_TOTAL.A32 CHUNK_TOTAL.C28:CHUNK_TOTAL.C28 CHUNK_TOTAL.C29:CHUNK_TOTAL.C32 CHUNK_TOTAL.A29:CHUNK_TOTAL.A32 CHUNK_TOTAL.D28:CHUNK_TOTAL.D28 CHUNK_TOTAL.D29:CHUNK_TOTAL.D3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N=2,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PEED_STATIC</text:p>
          </table:table-cell>
          <table:table-cell table:style-name="ce8" office:value-type="string" calcext:value-type="string">
            <text:p>SPEED_DYNAMIC</text:p>
          </table:table-cell>
          <table:table-cell table:style-name="ce8" office:value-type="string" calcext:value-type="string">
            <text:p>SPEED_GUI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0.000688668340444565" calcext:value-type="float">
            <text:p>6.89E-004</text:p>
          </table:table-cell>
          <table:table-cell table:style-name="ce12" office:value-type="float" office:value="0.000638313591480255" calcext:value-type="float">
            <text:p>6.38E-004</text:p>
          </table:table-cell>
          <table:table-cell table:style-name="ce12" office:value-type="float" office:value="0.000630620867013931" calcext:value-type="float">
            <text:p>6.31E-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0.000547733157873154" calcext:value-type="float">
            <text:p>5.48E-004</text:p>
          </table:table-cell>
          <table:table-cell table:style-name="ce12" office:value-type="float" office:value="0.000588435679674149" calcext:value-type="float">
            <text:p>5.88E-004</text:p>
          </table:table-cell>
          <table:table-cell table:style-name="ce12" office:value-type="float" office:value="0.000643547624349594" calcext:value-type="float">
            <text:p>6.44E-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0.000633709132671356" calcext:value-type="float">
            <text:p>6.34E-004</text:p>
          </table:table-cell>
          <table:table-cell table:style-name="ce12" office:value-type="float" office:value="0.000607624650001526" calcext:value-type="float">
            <text:p>6.08E-004</text:p>
          </table:table-cell>
          <table:table-cell table:style-name="ce12" office:value-type="float" office:value="0.000623244792222977" calcext:value-type="float">
            <text:p>6.23E-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0.00066070631146431" calcext:value-type="float">
            <text:p>6.61E-004</text:p>
          </table:table-cell>
          <table:table-cell table:style-name="ce12" office:value-type="float" office:value="0.000564482063055038" calcext:value-type="float">
            <text:p>5.64E-004</text:p>
          </table:table-cell>
          <table:table-cell table:style-name="ce12" office:value-type="float" office:value="0.000624749809503555" calcext:value-type="float">
            <text:p>6.25E-004</text:p>
          </table:table-cell>
        </table:table-row>
        <table:table-row table:style-name="ro1">
          <table:table-cell/>
          <table:table-cell table:style-name="ce9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=20,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PEED_STATIC</text:p>
          </table:table-cell>
          <table:table-cell table:style-name="ce8" office:value-type="string" calcext:value-type="string">
            <text:p>SPEED_DYNAMIC</text:p>
          </table:table-cell>
          <table:table-cell table:style-name="ce8" office:value-type="string" calcext:value-type="string">
            <text:p>SPEED_GUI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0.00772250443696976" calcext:value-type="float">
            <text:p>7.72E-003</text:p>
          </table:table-cell>
          <table:table-cell table:style-name="ce12" office:value-type="float" office:value="0.00600433349609375" calcext:value-type="float">
            <text:p>6.00E-003</text:p>
          </table:table-cell>
          <table:table-cell table:style-name="ce12" office:value-type="float" office:value="0.00546205416321754" calcext:value-type="float">
            <text:p>5.46E-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0.00527941435575485" calcext:value-type="float">
            <text:p>5.28E-003</text:p>
          </table:table-cell>
          <table:table-cell table:style-name="ce12" office:value-type="float" office:value="0.00465334579348564" calcext:value-type="float">
            <text:p>4.65E-003</text:p>
          </table:table-cell>
          <table:table-cell table:style-name="ce12" office:value-type="float" office:value="0.00530833005905151" calcext:value-type="float">
            <text:p>5.31E-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0.00554473698139191" calcext:value-type="float">
            <text:p>5.54E-003</text:p>
          </table:table-cell>
          <table:table-cell table:style-name="ce12" office:value-type="float" office:value="0.00578173622488976" calcext:value-type="float">
            <text:p>5.78E-003</text:p>
          </table:table-cell>
          <table:table-cell table:style-name="ce12" office:value-type="float" office:value="0.00530091673135757" calcext:value-type="float">
            <text:p>5.30E-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0.00739393383264542" calcext:value-type="float">
            <text:p>7.39E-003</text:p>
          </table:table-cell>
          <table:table-cell table:style-name="ce12" office:value-type="float" office:value="0.00473081320524216" calcext:value-type="float">
            <text:p>4.73E-003</text:p>
          </table:table-cell>
          <table:table-cell table:style-name="ce12" office:value-type="float" office:value="0.00544771552085876" calcext:value-type="float">
            <text:p>5.45E-003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=200,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PEED_STATIC</text:p>
          </table:table-cell>
          <table:table-cell table:style-name="ce8" office:value-type="string" calcext:value-type="string">
            <text:p>SPEED_DYNAMIC</text:p>
          </table:table-cell>
          <table:table-cell table:style-name="ce8" office:value-type="string" calcext:value-type="string">
            <text:p>SPEED_GUI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0.078841183334589" calcext:value-type="float">
            <text:p>7.88E-002</text:p>
          </table:table-cell>
          <table:table-cell table:style-name="ce12" office:value-type="float" office:value="0.0659224167466164" calcext:value-type="float">
            <text:p>6.59E-002</text:p>
          </table:table-cell>
          <table:table-cell table:style-name="ce12" office:value-type="float" office:value="0.0705264210700989" calcext:value-type="float">
            <text:p>7.05E-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0.0781972445547581" calcext:value-type="float">
            <text:p>7.82E-002</text:p>
          </table:table-cell>
          <table:table-cell table:style-name="ce12" office:value-type="float" office:value="0.0569086223840714" calcext:value-type="float">
            <text:p>5.69E-002</text:p>
          </table:table-cell>
          <table:table-cell table:style-name="ce12" office:value-type="float" office:value="0.0582461766898632" calcext:value-type="float">
            <text:p>5.82E-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0.0704605877399445" calcext:value-type="float">
            <text:p>7.05E-002</text:p>
          </table:table-cell>
          <table:table-cell table:style-name="ce12" office:value-type="float" office:value="0.0635078474879265" calcext:value-type="float">
            <text:p>6.35E-002</text:p>
          </table:table-cell>
          <table:table-cell table:style-name="ce12" office:value-type="float" office:value="0.0725603960454464" calcext:value-type="float">
            <text:p>7.26E-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0.0716565363109112" calcext:value-type="float">
            <text:p>7.17E-002</text:p>
          </table:table-cell>
          <table:table-cell table:style-name="ce12" office:value-type="float" office:value="0.0581770054996014" calcext:value-type="float">
            <text:p>5.82E-002</text:p>
          </table:table-cell>
          <table:table-cell table:style-name="ce12" office:value-type="float" office:value="0.0727433636784554" calcext:value-type="float">
            <text:p>7.27E-002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=2,000,0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PEED_STATIC</text:p>
          </table:table-cell>
          <table:table-cell table:style-name="ce8" office:value-type="string" calcext:value-type="string">
            <text:p>SPEED_DYNAMIC</text:p>
          </table:table-cell>
          <table:table-cell table:style-name="ce8" office:value-type="string" calcext:value-type="string">
            <text:p>SPEED_GUI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0.626469302922487" calcext:value-type="float">
            <text:p>6.26E-001</text:p>
          </table:table-cell>
          <table:table-cell table:style-name="ce12" office:value-type="float" office:value="0.651054929941893" calcext:value-type="float">
            <text:p>6.51E-001</text:p>
          </table:table-cell>
          <table:table-cell table:style-name="ce12" office:value-type="float" office:value="0.701295170933008" calcext:value-type="float">
            <text:p>7.01E-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0.707219205796719" calcext:value-type="float">
            <text:p>7.07E-001</text:p>
          </table:table-cell>
          <table:table-cell table:style-name="ce12" office:value-type="float" office:value="0.630461733788252" calcext:value-type="float">
            <text:p>6.30E-001</text:p>
          </table:table-cell>
          <table:table-cell table:style-name="ce12" office:value-type="float" office:value="0.697309970855713" calcext:value-type="float">
            <text:p>6.97E-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0.644003283232451" calcext:value-type="float">
            <text:p>6.44E-001</text:p>
          </table:table-cell>
          <table:table-cell table:style-name="ce12" office:value-type="float" office:value="0.609620086848736" calcext:value-type="float">
            <text:p>6.10E-001</text:p>
          </table:table-cell>
          <table:table-cell table:style-name="ce12" office:value-type="float" office:value="0.700915325433016" calcext:value-type="float">
            <text:p>7.01E-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0.672138877213001" calcext:value-type="float">
            <text:p>6.72E-001</text:p>
          </table:table-cell>
          <table:table-cell table:style-name="ce12" office:value-type="float" office:value="0.623702470213175" calcext:value-type="float">
            <text:p>6.24E-001</text:p>
          </table:table-cell>
          <table:table-cell table:style-name="ce12" office:value-type="float" office:value="0.698247689753771" calcext:value-type="float">
            <text:p>6.98E-001</text:p>
          </table:table-cell>
        </table:table-row>
        <table:table-row table:style-name="ro1">
          <table:table-cell/>
          <table:table-cell table:style-name="ce9"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AX N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3" office:value-type="float" office:value="1276936" calcext:value-type="float">
            <text:p>1,276,936</text:p>
          </table:table-cell>
          <table:table-cell table:number-columns-repeated="2"/>
        </table:table-row>
        <table:table-row table:style-name="ro1">
          <table:table-cell table:style-name="ce11" office:value-type="float" office:value="20000" calcext:value-type="float">
            <text:p>20,000</text:p>
          </table:table-cell>
          <table:table-cell table:style-name="ce13" office:value-type="float" office:value="27114424" calcext:value-type="float">
            <text:p>27,114,424</text:p>
          </table:table-cell>
          <table:table-cell table:number-columns-repeated="2"/>
        </table:table-row>
        <table:table-row table:style-name="ro1">
          <table:table-cell table:style-name="ce11" office:value-type="float" office:value="200000" calcext:value-type="float">
            <text:p>200,000</text:p>
          </table:table-cell>
          <table:table-cell table:style-name="ce13" office:value-type="float" office:value="17202377752" calcext:value-type="float">
            <text:p>17,202,377,752</text:p>
          </table:table-cell>
          <table:table-cell table:number-columns-repeated="2"/>
        </table:table-row>
        <table:table-row table:style-name="ro1">
          <table:table-cell table:style-name="ce11" office:value-type="float" office:value="2000000" calcext:value-type="float">
            <text:p>2,000,000</text:p>
          </table:table-cell>
          <table:table-cell table:style-name="ce13" office:value-type="float" office:value="156914378224" calcext:value-type="float">
            <text:p>156,914,378,224</text:p>
          </table:table-cell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>
          <table:table-cell/>
          <table:table-cell table:style-name="ce9" table:number-columns-repeated="3"/>
        </table:table-row>
      </table:table>
      <table:table table:name="CHUNK_EXTREME" table:style-name="ta1">
        <table:table-column table:style-name="co1" table:default-cell-style-name="ce9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row table:style-name="ro1">
          <table:table-cell table:style-name="Default" office:value-type="string" calcext:value-type="string">
            <text:p>N = 2,000,000</text:p>
          </table:table-cell>
          <table:table-cell table:style-name="Default" table:number-columns-repeated="3"/>
        </table:table-row>
        <table:table-row table:style-name="ro1">
          <table:table-cell table:style-name="ce8" office:value-type="string" calcext:value-type="string">
            <text:p>CHUNK</text:p>
          </table:table-cell>
          <table:table-cell table:style-name="ce8" office:value-type="string" calcext:value-type="string">
            <text:p>SPEED_STATIC</text:p>
          </table:table-cell>
          <table:table-cell table:style-name="ce8" office:value-type="string" calcext:value-type="string">
            <text:p>SPEED_DYNAMIC</text:p>
          </table:table-cell>
          <table:table-cell table:style-name="ce8" office:value-type="string" calcext:value-type="string">
            <text:p>SPEED_GUI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469302922487" calcext:value-type="float">
            <text:p>6.26E-001</text:p>
          </table:table-cell>
          <table:table-cell office:value-type="float" office:value="0.651054929941893" calcext:value-type="float">
            <text:p>6.51E-001</text:p>
          </table:table-cell>
          <table:table-cell office:value-type="float" office:value="0.701295170933008" calcext:value-type="float">
            <text:p>7.01E-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7219205796719" calcext:value-type="float">
            <text:p>7.07E-001</text:p>
          </table:table-cell>
          <table:table-cell office:value-type="float" office:value="0.630461733788252" calcext:value-type="float">
            <text:p>6.30E-001</text:p>
          </table:table-cell>
          <table:table-cell office:value-type="float" office:value="0.697309970855713" calcext:value-type="float">
            <text:p>6.97E-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4003283232451" calcext:value-type="float">
            <text:p>6.44E-001</text:p>
          </table:table-cell>
          <table:table-cell office:value-type="float" office:value="0.609620086848736" calcext:value-type="float">
            <text:p>6.10E-001</text:p>
          </table:table-cell>
          <table:table-cell office:value-type="float" office:value="0.700915325433016" calcext:value-type="float">
            <text:p>7.01E-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2138877213001" calcext:value-type="float">
            <text:p>6.72E-001</text:p>
          </table:table-cell>
          <table:table-cell office:value-type="float" office:value="0.623702470213175" calcext:value-type="float">
            <text:p>6.24E-001</text:p>
          </table:table-cell>
          <table:table-cell office:value-type="float" office:value="0.698247689753771" calcext:value-type="float">
            <text:p>6.98E-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04968996345997" calcext:value-type="float">
            <text:p>7.05E-001</text:p>
          </table:table-cell>
          <table:table-cell office:value-type="float" office:value="0.699287980794907" calcext:value-type="float">
            <text:p>6.99E-001</text:p>
          </table:table-cell>
          <table:table-cell office:value-type="float" office:value="0.702962405979633" calcext:value-type="float">
            <text:p>7.03E-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65053544193506" calcext:value-type="float">
            <text:p>2.65E+000</text:p>
          </table:table-cell>
          <table:table-cell office:value-type="float" office:value="2.73150039836764" calcext:value-type="float">
            <text:p>2.73E+000</text:p>
          </table:table-cell>
          <table:table-cell office:value-type="float" office:value="2.67294476181269" calcext:value-type="float">
            <text:p>2.67E+000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7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AX N</text:p>
          </table:table-cell>
        </table:table-row>
        <table:table-row table:style-name="ro1">
          <table:table-cell/>
          <table:table-cell table:style-name="ce11" office:value-type="float" office:value="2000" calcext:value-type="float">
            <text:p>2,000</text:p>
          </table:table-cell>
          <table:table-cell table:style-name="ce13" office:value-type="float" office:value="1276936" calcext:value-type="float">
            <text:p>1,276,936</text:p>
          </table:table-cell>
        </table:table-row>
        <table:table-row table:style-name="ro1">
          <table:table-cell/>
          <table:table-cell table:style-name="ce11" office:value-type="float" office:value="20000" calcext:value-type="float">
            <text:p>20,000</text:p>
          </table:table-cell>
          <table:table-cell table:style-name="ce13" office:value-type="float" office:value="27114424" calcext:value-type="float">
            <text:p>27,114,424</text:p>
          </table:table-cell>
        </table:table-row>
        <table:table-row table:style-name="ro1">
          <table:table-cell/>
          <table:table-cell table:style-name="ce11" office:value-type="float" office:value="200000" calcext:value-type="float">
            <text:p>200,000</text:p>
          </table:table-cell>
          <table:table-cell table:style-name="ce13" office:value-type="float" office:value="17202377752" calcext:value-type="float">
            <text:p>17,202,377,752</text:p>
          </table:table-cell>
        </table:table-row>
        <table:table-row table:style-name="ro1">
          <table:table-cell/>
          <table:table-cell table:style-name="ce11" office:value-type="float" office:value="2000000" calcext:value-type="float">
            <text:p>2,000,000</text:p>
          </table:table-cell>
          <table:table-cell table:style-name="ce13" office:value-type="float" office:value="156914378224" calcext:value-type="float">
            <text:p>156,914,378,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7:10:45.45621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2:51:47.439151845</meta:creation-date>
    <dc:date>2019-03-26T19:29:09.667533151</dc:date>
    <meta:editing-duration>PT8H12M</meta:editing-duration>
    <meta:editing-cycles>74</meta:editing-cycles>
    <meta:generator>LibreOffice/6.1.5.2$Linux_X86_64 LibreOffice_project/10$Build-2</meta:generator>
    <meta:document-statistic meta:table-count="10" meta:cell-count="73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93cm" svg:y="0.316cm" chart:style-name="ch2">
          <text:p>DEFAULT N = 2,000</text:p>
        </chart:title>
        <chart:legend chart:legend-position="end" svg:x="10.396cm" svg:y="3.454cm" style:legend-expansion="high" chart:style-name="ch3"/>
        <chart:plot-area chart:style-name="ch4" table:cell-range-address="TOTAL_DEFAULT.A3:TOTAL_DEFAULT.E7 TOTAL_DEFAULT.B2:TOTAL_DEFAULT.E2" chart:data-source-has-labels="row" svg:x="1.331cm" svg:y="1.275cm" svg:width="8.745cm" svg:height="6.564cm">
          <chartooo:coordinate-region svg:x="1.767cm" svg:y="1.474cm" svg:width="7.937cm" svg:height="5.718cm"/>
          <chart:axis chart:dimension="x" chart:name="primary-x" chart:style-name="ch5">
            <chart:title svg:x="3.886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TOTAL_DEFAULT.B3:TOTAL_DEFAULT.B7" chart:label-cell-address="TOTAL_DEFAULT.B2:TOTAL_DEFAULT.B2" chart:class="chart:scatter">
            <chart:domain table:cell-range-address="TOTAL_DEFAULT.A3:TOTAL_DEFAULT.A7"/>
            <chart:data-point chart:repeated="5"/>
          </chart:series>
          <chart:series chart:style-name="ch9" chart:values-cell-range-address="TOTAL_DEFAULT.C3:TOTAL_DEFAULT.C7" chart:label-cell-address="TOTAL_DEFAULT.C2:TOTAL_DEFAULT.C2" chart:class="chart:scatter">
            <chart:data-point chart:repeated="5"/>
          </chart:series>
          <chart:series chart:style-name="ch10" chart:values-cell-range-address="TOTAL_DEFAULT.D3:TOTAL_DEFAULT.D7" chart:label-cell-address="TOTAL_DEFAULT.D2:TOTAL_DEFAULT.D2" chart:class="chart:scatter">
            <chart:data-point chart:repeated="5"/>
          </chart:series>
          <chart:series chart:style-name="ch11" chart:values-cell-range-address="TOTAL_DEFAULT.E3:TOTAL_DEFAULT.E7" chart:label-cell-address="TOTAL_DEFAULT.E2:TOTAL_DEFAULT.E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UP_STATIC</text:p>
                <draw:g>
                  <svg:desc>TOTAL_DEFAULT.B2:TOTAL_DEFAULT.B2</svg:desc>
                </draw:g>
              </table:table-cell>
              <table:table-cell office:value-type="string">
                <text:p>SPEEDUP_DYNAMIC</text:p>
                <draw:g>
                  <svg:desc>TOTAL_DEFAULT.C2:TOTAL_DEFAULT.C2</svg:desc>
                </draw:g>
              </table:table-cell>
              <table:table-cell office:value-type="string">
                <text:p>SPEEDUP_GUIDED</text:p>
                <draw:g>
                  <svg:desc>TOTAL_DEFAULT.D2:TOTAL_DEFAULT.D2</svg:desc>
                </draw:g>
              </table:table-cell>
              <table:table-cell office:value-type="string">
                <text:p>SPEEDUP_THEORETICAL</text:p>
                <draw:g>
                  <svg:desc>TOTAL_DEFAULT.E2:TOTAL_DEFAUL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_DEFAULT.A3:TOTAL_DEFAULT.A7</svg:desc>
                </draw:g>
              </table:table-cell>
              <table:table-cell office:value-type="float" office:value="1">
                <text:p>1</text:p>
                <draw:g>
                  <svg:desc>TOTAL_DEFAULT.B3:TOTAL_DEFAULT.B7</svg:desc>
                </draw:g>
              </table:table-cell>
              <table:table-cell office:value-type="float" office:value="1">
                <text:p>1</text:p>
                <draw:g>
                  <svg:desc>TOTAL_DEFAULT.C3:TOTAL_DEFAULT.C7</svg:desc>
                </draw:g>
              </table:table-cell>
              <table:table-cell office:value-type="float" office:value="1">
                <text:p>1</text:p>
                <draw:g>
                  <svg:desc>TOTAL_DEFAULT.D3:TOTAL_DEFAULT.D7</svg:desc>
                </draw:g>
              </table:table-cell>
              <table:table-cell office:value-type="float" office:value="1">
                <text:p>1</text:p>
                <draw:g>
                  <svg:desc>TOTAL_DEFAULT.E3:TOTAL_DEFAULT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4892018346509">
                <text:p>2.04892018346509</text:p>
              </table:table-cell>
              <table:table-cell office:value-type="float" office:value="1.71067329665139">
                <text:p>1.71067329665139</text:p>
              </table:table-cell>
              <table:table-cell office:value-type="float" office:value="1.35333056204578">
                <text:p>1.35333056204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2535383986511">
                <text:p>2.72535383986511</text:p>
              </table:table-cell>
              <table:table-cell office:value-type="float" office:value="3.01173238035838">
                <text:p>3.01173238035838</text:p>
              </table:table-cell>
              <table:table-cell office:value-type="float" office:value="2.5030992995424">
                <text:p>2.5030992995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86938768922888">
                <text:p>2.86938768922888</text:p>
              </table:table-cell>
              <table:table-cell office:value-type="float" office:value="3.85053879310345">
                <text:p>3.85053879310345</text:p>
              </table:table-cell>
              <table:table-cell office:value-type="float" office:value="3.61022354443739">
                <text:p>3.610223544437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27919781539104">
                <text:p>0.527919781539104</text:p>
              </table:table-cell>
              <table:table-cell office:value-type="float" office:value="3.85053879310345">
                <text:p>3.85053879310345</text:p>
              </table:table-cell>
              <table:table-cell office:value-type="float" office:value="0.370978224395059">
                <text:p>0.37097822439505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EFAULT N = 20,000</text:p>
        </chart:title>
        <chart:legend chart:legend-position="end" svg:x="10.396cm" svg:y="3.454cm" style:legend-expansion="high" chart:style-name="ch3"/>
        <chart:plot-area chart:style-name="ch4" table:cell-range-address="TOTAL_DEFAULT.A14:TOTAL_DEFAULT.E18 TOTAL_DEFAULT.B13:TOTAL_DEFAULT.E13" chart:data-source-has-labels="row" svg:x="1.331cm" svg:y="1.275cm" svg:width="8.745cm" svg:height="6.564cm">
          <chartooo:coordinate-region svg:x="1.767cm" svg:y="1.474cm" svg:width="7.937cm" svg:height="5.718cm"/>
          <chart:axis chart:dimension="x" chart:name="primary-x" chart:style-name="ch5">
            <chart:title svg:x="3.886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TOTAL_DEFAULT.B14:TOTAL_DEFAULT.B18" chart:label-cell-address="TOTAL_DEFAULT.B13:TOTAL_DEFAULT.B13" chart:class="chart:scatter">
            <chart:domain table:cell-range-address="TOTAL_DEFAULT.A14:TOTAL_DEFAULT.A18"/>
            <chart:data-point chart:repeated="5"/>
          </chart:series>
          <chart:series chart:style-name="ch9" chart:values-cell-range-address="TOTAL_DEFAULT.C14:TOTAL_DEFAULT.C18" chart:label-cell-address="TOTAL_DEFAULT.C13:TOTAL_DEFAULT.C13" chart:class="chart:scatter">
            <chart:data-point chart:repeated="5"/>
          </chart:series>
          <chart:series chart:style-name="ch10" chart:values-cell-range-address="TOTAL_DEFAULT.D14:TOTAL_DEFAULT.D18" chart:label-cell-address="TOTAL_DEFAULT.D13:TOTAL_DEFAULT.D13" chart:class="chart:scatter">
            <chart:data-point chart:repeated="5"/>
          </chart:series>
          <chart:series chart:style-name="ch11" chart:values-cell-range-address="TOTAL_DEFAULT.E14:TOTAL_DEFAULT.E18" chart:label-cell-address="TOTAL_DEFAULT.E13:TOTAL_DEFAULT.E1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UP_STATIC</text:p>
                <draw:g>
                  <svg:desc>TOTAL_DEFAULT.B13:TOTAL_DEFAULT.B13</svg:desc>
                </draw:g>
              </table:table-cell>
              <table:table-cell office:value-type="string">
                <text:p>SPEEDUP_DYNAMIC</text:p>
                <draw:g>
                  <svg:desc>TOTAL_DEFAULT.C13:TOTAL_DEFAULT.C13</svg:desc>
                </draw:g>
              </table:table-cell>
              <table:table-cell office:value-type="string">
                <text:p>SPEEDUP_GUIDED</text:p>
                <draw:g>
                  <svg:desc>TOTAL_DEFAULT.D13:TOTAL_DEFAULT.D13</svg:desc>
                </draw:g>
              </table:table-cell>
              <table:table-cell office:value-type="string">
                <text:p>SPEEDUP_THEORETICAL</text:p>
                <draw:g>
                  <svg:desc>TOTAL_DEFAULT.E13:TOTAL_DEFAULT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_DEFAULT.A14:TOTAL_DEFAULT.A18</svg:desc>
                </draw:g>
              </table:table-cell>
              <table:table-cell office:value-type="float" office:value="1">
                <text:p>1</text:p>
                <draw:g>
                  <svg:desc>TOTAL_DEFAULT.B14:TOTAL_DEFAULT.B18</svg:desc>
                </draw:g>
              </table:table-cell>
              <table:table-cell office:value-type="float" office:value="1">
                <text:p>1</text:p>
                <draw:g>
                  <svg:desc>TOTAL_DEFAULT.C14:TOTAL_DEFAULT.C18</svg:desc>
                </draw:g>
              </table:table-cell>
              <table:table-cell office:value-type="float" office:value="1">
                <text:p>1</text:p>
                <draw:g>
                  <svg:desc>TOTAL_DEFAULT.D14:TOTAL_DEFAULT.D18</svg:desc>
                </draw:g>
              </table:table-cell>
              <table:table-cell office:value-type="float" office:value="1">
                <text:p>1</text:p>
                <draw:g>
                  <svg:desc>TOTAL_DEFAULT.E14:TOTAL_DEFAULT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136872462548">
                <text:p>1.84136872462548</text:p>
              </table:table-cell>
              <table:table-cell office:value-type="float" office:value="1.93452968040139">
                <text:p>1.93452968040139</text:p>
              </table:table-cell>
              <table:table-cell office:value-type="float" office:value="2.16823432589068">
                <text:p>2.16823432589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480865911718">
                <text:p>3.82480865911718</text:p>
              </table:table-cell>
              <table:table-cell office:value-type="float" office:value="4.52192609416023">
                <text:p>4.52192609416023</text:p>
              </table:table-cell>
              <table:table-cell office:value-type="float" office:value="5.46314861112951">
                <text:p>5.46314861112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59746470969583">
                <text:p>5.59746470969583</text:p>
              </table:table-cell>
              <table:table-cell office:value-type="float" office:value="8.0071915463402">
                <text:p>8.0071915463402</text:p>
              </table:table-cell>
              <table:table-cell office:value-type="float" office:value="9.13488017367144">
                <text:p>9.13488017367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27293408072679">
                <text:p>4.27293408072679</text:p>
              </table:table-cell>
              <table:table-cell office:value-type="float" office:value="4.59155119252926">
                <text:p>4.59155119252926</text:p>
              </table:table-cell>
              <table:table-cell office:value-type="float" office:value="5.60212949569547">
                <text:p>5.6021294956954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DEFAULT N = 200,000</text:p>
        </chart:title>
        <chart:legend chart:legend-position="end" svg:x="10.396cm" svg:y="3.454cm" style:legend-expansion="high" chart:style-name="ch3"/>
        <chart:plot-area chart:style-name="ch4" table:cell-range-address="TOTAL_DEFAULT.A24:TOTAL_DEFAULT.E28 TOTAL_DEFAULT.B23:TOTAL_DEFAULT.E23" chart:data-source-has-labels="row" svg:x="1.331cm" svg:y="1.275cm" svg:width="8.745cm" svg:height="6.564cm">
          <chartooo:coordinate-region svg:x="1.767cm" svg:y="1.474cm" svg:width="7.937cm" svg:height="5.718cm"/>
          <chart:axis chart:dimension="x" chart:name="primary-x" chart:style-name="ch5">
            <chart:title svg:x="3.886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TOTAL_DEFAULT.B24:TOTAL_DEFAULT.B28" chart:label-cell-address="TOTAL_DEFAULT.B23:TOTAL_DEFAULT.B23" chart:class="chart:scatter">
            <chart:domain table:cell-range-address="TOTAL_DEFAULT.A24:TOTAL_DEFAULT.A28"/>
            <chart:data-point chart:repeated="5"/>
          </chart:series>
          <chart:series chart:style-name="ch9" chart:values-cell-range-address="TOTAL_DEFAULT.C24:TOTAL_DEFAULT.C28" chart:label-cell-address="TOTAL_DEFAULT.C23:TOTAL_DEFAULT.C23" chart:class="chart:scatter">
            <chart:data-point chart:repeated="5"/>
          </chart:series>
          <chart:series chart:style-name="ch10" chart:values-cell-range-address="TOTAL_DEFAULT.D24:TOTAL_DEFAULT.D28" chart:label-cell-address="TOTAL_DEFAULT.D23:TOTAL_DEFAULT.D23" chart:class="chart:scatter">
            <chart:data-point chart:repeated="5"/>
          </chart:series>
          <chart:series chart:style-name="ch11" chart:values-cell-range-address="TOTAL_DEFAULT.E24:TOTAL_DEFAULT.E28" chart:label-cell-address="TOTAL_DEFAULT.E23:TOTAL_DEFAULT.E2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UP_STATIC</text:p>
                <draw:g>
                  <svg:desc>TOTAL_DEFAULT.B23:TOTAL_DEFAULT.B23</svg:desc>
                </draw:g>
              </table:table-cell>
              <table:table-cell office:value-type="string">
                <text:p>SPEEDUP_DYNAMIC</text:p>
                <draw:g>
                  <svg:desc>TOTAL_DEFAULT.C23:TOTAL_DEFAULT.C23</svg:desc>
                </draw:g>
              </table:table-cell>
              <table:table-cell office:value-type="string">
                <text:p>SPEEDUP_GUIDED</text:p>
                <draw:g>
                  <svg:desc>TOTAL_DEFAULT.D23:TOTAL_DEFAULT.D23</svg:desc>
                </draw:g>
              </table:table-cell>
              <table:table-cell office:value-type="string">
                <text:p>SPEEDUP_THEORETICAL</text:p>
                <draw:g>
                  <svg:desc>TOTAL_DEFAULT.E23:TOTAL_DEFAULT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_DEFAULT.A24:TOTAL_DEFAULT.A28</svg:desc>
                </draw:g>
              </table:table-cell>
              <table:table-cell office:value-type="float" office:value="1">
                <text:p>1</text:p>
                <draw:g>
                  <svg:desc>TOTAL_DEFAULT.B24:TOTAL_DEFAULT.B28</svg:desc>
                </draw:g>
              </table:table-cell>
              <table:table-cell office:value-type="float" office:value="1">
                <text:p>1</text:p>
                <draw:g>
                  <svg:desc>TOTAL_DEFAULT.C24:TOTAL_DEFAULT.C28</svg:desc>
                </draw:g>
              </table:table-cell>
              <table:table-cell office:value-type="float" office:value="1">
                <text:p>1</text:p>
                <draw:g>
                  <svg:desc>TOTAL_DEFAULT.D24:TOTAL_DEFAULT.D28</svg:desc>
                </draw:g>
              </table:table-cell>
              <table:table-cell office:value-type="float" office:value="1">
                <text:p>1</text:p>
                <draw:g>
                  <svg:desc>TOTAL_DEFAULT.E24:TOTAL_DEFAULT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087521054844">
                <text:p>1.62087521054844</text:p>
              </table:table-cell>
              <table:table-cell office:value-type="float" office:value="1.70215521099083">
                <text:p>1.70215521099083</text:p>
              </table:table-cell>
              <table:table-cell office:value-type="float" office:value="1.73337941525506">
                <text:p>1.73337941525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8261233217805">
                <text:p>3.08261233217805</text:p>
              </table:table-cell>
              <table:table-cell office:value-type="float" office:value="3.39046854227403">
                <text:p>3.39046854227403</text:p>
              </table:table-cell>
              <table:table-cell office:value-type="float" office:value="3.62532073368413">
                <text:p>3.62532073368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88361730734444">
                <text:p>3.88361730734444</text:p>
              </table:table-cell>
              <table:table-cell office:value-type="float" office:value="6.00771894237201">
                <text:p>6.00771894237201</text:p>
              </table:table-cell>
              <table:table-cell office:value-type="float" office:value="6.63699166316962">
                <text:p>6.636991663169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36572986795432">
                <text:p>6.36572986795432</text:p>
              </table:table-cell>
              <table:table-cell office:value-type="float" office:value="7.80554751338753">
                <text:p>7.80554751338753</text:p>
              </table:table-cell>
              <table:table-cell office:value-type="float" office:value="7.83874583110833">
                <text:p>7.8387458311083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DEFAULT N = 2,000,000</text:p>
        </chart:title>
        <chart:legend chart:legend-position="end" svg:x="10.396cm" svg:y="3.454cm" style:legend-expansion="high" chart:style-name="ch3"/>
        <chart:plot-area chart:style-name="ch4" table:cell-range-address="TOTAL_DEFAULT.A33:TOTAL_DEFAULT.E37 TOTAL_DEFAULT.B32:TOTAL_DEFAULT.E32" chart:data-source-has-labels="row" svg:x="1.331cm" svg:y="1.275cm" svg:width="8.745cm" svg:height="6.564cm">
          <chartooo:coordinate-region svg:x="1.767cm" svg:y="1.474cm" svg:width="7.937cm" svg:height="5.718cm"/>
          <chart:axis chart:dimension="x" chart:name="primary-x" chart:style-name="ch5">
            <chart:title svg:x="3.886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TOTAL_DEFAULT.B33:TOTAL_DEFAULT.B37" chart:label-cell-address="TOTAL_DEFAULT.B32:TOTAL_DEFAULT.B32" chart:class="chart:scatter">
            <chart:domain table:cell-range-address="TOTAL_DEFAULT.A33:TOTAL_DEFAULT.A37"/>
            <chart:data-point chart:repeated="5"/>
          </chart:series>
          <chart:series chart:style-name="ch9" chart:values-cell-range-address="TOTAL_DEFAULT.C33:TOTAL_DEFAULT.C37" chart:label-cell-address="TOTAL_DEFAULT.C32:TOTAL_DEFAULT.C32" chart:class="chart:scatter">
            <chart:data-point chart:repeated="5"/>
          </chart:series>
          <chart:series chart:style-name="ch10" chart:values-cell-range-address="TOTAL_DEFAULT.D33:TOTAL_DEFAULT.D37" chart:label-cell-address="TOTAL_DEFAULT.D32:TOTAL_DEFAULT.D32" chart:class="chart:scatter">
            <chart:data-point chart:repeated="5"/>
          </chart:series>
          <chart:series chart:style-name="ch11" chart:values-cell-range-address="TOTAL_DEFAULT.E33:TOTAL_DEFAULT.E37" chart:label-cell-address="TOTAL_DEFAULT.E32:TOTAL_DEFAULT.E3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UP_STATIC</text:p>
                <draw:g>
                  <svg:desc>TOTAL_DEFAULT.B32:TOTAL_DEFAULT.B32</svg:desc>
                </draw:g>
              </table:table-cell>
              <table:table-cell office:value-type="string">
                <text:p>SPEEDUP_DYNAMIC</text:p>
                <draw:g>
                  <svg:desc>TOTAL_DEFAULT.C32:TOTAL_DEFAULT.C32</svg:desc>
                </draw:g>
              </table:table-cell>
              <table:table-cell office:value-type="string">
                <text:p>SPEEDUP_GUIDED</text:p>
                <draw:g>
                  <svg:desc>TOTAL_DEFAULT.D32:TOTAL_DEFAULT.D32</svg:desc>
                </draw:g>
              </table:table-cell>
              <table:table-cell office:value-type="string">
                <text:p>SPEEDUP_THEORETICAL</text:p>
                <draw:g>
                  <svg:desc>TOTAL_DEFAULT.E32:TOTAL_DEFAULT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_DEFAULT.A33:TOTAL_DEFAULT.A37</svg:desc>
                </draw:g>
              </table:table-cell>
              <table:table-cell office:value-type="float" office:value="1">
                <text:p>1</text:p>
                <draw:g>
                  <svg:desc>TOTAL_DEFAULT.B33:TOTAL_DEFAULT.B37</svg:desc>
                </draw:g>
              </table:table-cell>
              <table:table-cell office:value-type="float" office:value="1">
                <text:p>1</text:p>
                <draw:g>
                  <svg:desc>TOTAL_DEFAULT.C33:TOTAL_DEFAULT.C37</svg:desc>
                </draw:g>
              </table:table-cell>
              <table:table-cell office:value-type="float" office:value="1">
                <text:p>1</text:p>
                <draw:g>
                  <svg:desc>TOTAL_DEFAULT.D33:TOTAL_DEFAULT.D37</svg:desc>
                </draw:g>
              </table:table-cell>
              <table:table-cell office:value-type="float" office:value="1">
                <text:p>1</text:p>
                <draw:g>
                  <svg:desc>TOTAL_DEFAULT.E33:TOTAL_DEFAULT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572754032329">
                <text:p>1.90572754032329</text:p>
              </table:table-cell>
              <table:table-cell office:value-type="float" office:value="1.84725815704566">
                <text:p>1.84725815704566</text:p>
              </table:table-cell>
              <table:table-cell office:value-type="float" office:value="1.9256675415">
                <text:p>1.9256675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50160223979762">
                <text:p>3.50160223979762</text:p>
              </table:table-cell>
              <table:table-cell office:value-type="float" office:value="3.63664572033789">
                <text:p>3.63664572033789</text:p>
              </table:table-cell>
              <table:table-cell office:value-type="float" office:value="3.80279410800741">
                <text:p>3.80279410800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44934806941363">
                <text:p>5.44934806941363</text:p>
              </table:table-cell>
              <table:table-cell office:value-type="float" office:value="6.19225101660861">
                <text:p>6.19225101660861</text:p>
              </table:table-cell>
              <table:table-cell office:value-type="float" office:value="6.09631824669698">
                <text:p>6.09631824669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19131461244874">
                <text:p>8.19131461244874</text:p>
              </table:table-cell>
              <table:table-cell office:value-type="float" office:value="8.74617559815515">
                <text:p>8.74617559815515</text:p>
              </table:table-cell>
              <table:table-cell office:value-type="float" office:value="8.46844395419051">
                <text:p>8.4684439541905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8cm" svg:height="8.948cm" xlink:href=".." xlink:type="simple" chart:class="chart:scatter" chart:style-name="ch1">
        <chart:title svg:x="2.778cm" svg:y="0.314cm" chart:style-name="ch2">
          <text:p>CHUNK COMPARISON: N = 2,000 AT 4 THREADS</text:p>
        </chart:title>
        <chart:legend chart:legend-position="end" svg:x="11.601cm" svg:y="3.677cm" style:legend-expansion="high" chart:style-name="ch3"/>
        <chart:plot-area chart:style-name="ch4" table:cell-range-address="CHUNK_TOTAL.A3:CHUNK_TOTAL.D6 CHUNK_TOTAL.B2:CHUNK_TOTAL.D2" chart:data-source-has-labels="row" svg:x="1.329cm" svg:y="1.271cm" svg:width="9.954cm" svg:height="6.518cm">
          <chartooo:coordinate-region svg:x="3.247cm" svg:y="1.47cm" svg:width="7.796cm" svg:height="5.672cm"/>
          <chart:axis chart:dimension="x" chart:name="primary-x" chart:style-name="ch5">
            <chart:title svg:x="5.283cm" svg:y="7.967cm" chart:style-name="ch6">
              <text:p>CHUNK SIZE</text:p>
            </chart:title>
          </chart:axis>
          <chart:axis chart:dimension="y" chart:name="primary-y" chart:style-name="ch7">
            <chart:title svg:x="0.451cm" svg:y="5.13cm" chart:style-name="ch8">
              <text:p>SPEED</text:p>
            </chart:title>
          </chart:axis>
          <chart:series chart:style-name="ch9" chart:values-cell-range-address="CHUNK_TOTAL.B3:CHUNK_TOTAL.B6" chart:label-cell-address="CHUNK_TOTAL.B2:CHUNK_TOTAL.B2" chart:class="chart:scatter">
            <chart:domain table:cell-range-address="CHUNK_TOTAL.A3:CHUNK_TOTAL.A6"/>
            <chart:data-point chart:repeated="4"/>
          </chart:series>
          <chart:series chart:style-name="ch10" chart:values-cell-range-address="CHUNK_TOTAL.C3:CHUNK_TOTAL.C6" chart:label-cell-address="CHUNK_TOTAL.C2:CHUNK_TOTAL.C2" chart:class="chart:scatter">
            <chart:data-point chart:repeated="4"/>
          </chart:series>
          <chart:series chart:style-name="ch11" chart:values-cell-range-address="CHUNK_TOTAL.D3:CHUNK_TOTAL.D6" chart:label-cell-address="CHUNK_TOTAL.D2:CHUNK_TOTAL.D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STATIC</text:p>
                <draw:g>
                  <svg:desc>CHUNK_TOTAL.B2:CHUNK_TOTAL.B2</svg:desc>
                </draw:g>
              </table:table-cell>
              <table:table-cell office:value-type="string">
                <text:p>SPEED_DYNAMIC</text:p>
                <draw:g>
                  <svg:desc>CHUNK_TOTAL.C2:CHUNK_TOTAL.C2</svg:desc>
                </draw:g>
              </table:table-cell>
              <table:table-cell office:value-type="string">
                <text:p>SPEED_GUIDED</text:p>
                <draw:g>
                  <svg:desc>CHUNK_TOTAL.D2:CHUNK_TOTAL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UNK_TOTAL.A3:CHUNK_TOTAL.A6</svg:desc>
                </draw:g>
              </table:table-cell>
              <table:table-cell office:value-type="float" office:value="0.000688668340444565">
                <text:p>0.000688668340444565</text:p>
                <draw:g>
                  <svg:desc>CHUNK_TOTAL.B3:CHUNK_TOTAL.B6</svg:desc>
                </draw:g>
              </table:table-cell>
              <table:table-cell office:value-type="float" office:value="0.000638313591480255">
                <text:p>0.000638313591480255</text:p>
                <draw:g>
                  <svg:desc>CHUNK_TOTAL.C3:CHUNK_TOTAL.C6</svg:desc>
                </draw:g>
              </table:table-cell>
              <table:table-cell office:value-type="float" office:value="0.000630620867013931">
                <text:p>0.000630620867013931</text:p>
                <draw:g>
                  <svg:desc>CHUNK_TOTAL.D3:CHUNK_TOTAL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547733157873154">
                <text:p>0.000547733157873154</text:p>
              </table:table-cell>
              <table:table-cell office:value-type="float" office:value="0.000588435679674149">
                <text:p>0.000588435679674149</text:p>
              </table:table-cell>
              <table:table-cell office:value-type="float" office:value="0.000643547624349594">
                <text:p>0.000643547624349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633709132671356">
                <text:p>0.000633709132671356</text:p>
              </table:table-cell>
              <table:table-cell office:value-type="float" office:value="0.000607624650001526">
                <text:p>0.000607624650001526</text:p>
              </table:table-cell>
              <table:table-cell office:value-type="float" office:value="0.000623244792222977">
                <text:p>0.00062324479222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66070631146431">
                <text:p>0.00066070631146431</text:p>
              </table:table-cell>
              <table:table-cell office:value-type="float" office:value="0.000564482063055038">
                <text:p>0.000564482063055038</text:p>
              </table:table-cell>
              <table:table-cell office:value-type="float" office:value="0.000624749809503555">
                <text:p>0.000624749809503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8cm" svg:height="8.948cm" xlink:href=".." xlink:type="simple" chart:class="chart:scatter" chart:style-name="ch1">
        <chart:title svg:x="2.658cm" svg:y="0.314cm" chart:style-name="ch2">
          <text:p>CHUNK COMPARISON: N = 20,000 AT 4 THREADS</text:p>
        </chart:title>
        <chart:legend chart:legend-position="end" svg:x="11.601cm" svg:y="3.677cm" style:legend-expansion="high" chart:style-name="ch3"/>
        <chart:plot-area chart:style-name="ch4" table:cell-range-address="CHUNK_TOTAL.A11:CHUNK_TOTAL.D14 CHUNK_TOTAL.B10:CHUNK_TOTAL.D10" chart:data-source-has-labels="row" svg:x="1.329cm" svg:y="1.271cm" svg:width="9.954cm" svg:height="6.518cm">
          <chartooo:coordinate-region svg:x="3.247cm" svg:y="1.47cm" svg:width="7.796cm" svg:height="5.672cm"/>
          <chart:axis chart:dimension="x" chart:name="primary-x" chart:style-name="ch5">
            <chart:title svg:x="5.283cm" svg:y="7.967cm" chart:style-name="ch6">
              <text:p>CHUNK SIZE</text:p>
            </chart:title>
          </chart:axis>
          <chart:axis chart:dimension="y" chart:name="primary-y" chart:style-name="ch7">
            <chart:title svg:x="0.451cm" svg:y="5.13cm" chart:style-name="ch8">
              <text:p>SPEED</text:p>
            </chart:title>
          </chart:axis>
          <chart:series chart:style-name="ch9" chart:values-cell-range-address="CHUNK_TOTAL.B11:CHUNK_TOTAL.B14" chart:label-cell-address="CHUNK_TOTAL.B10:CHUNK_TOTAL.B10" chart:class="chart:scatter">
            <chart:domain table:cell-range-address="CHUNK_TOTAL.A11:CHUNK_TOTAL.A14"/>
            <chart:data-point chart:repeated="4"/>
          </chart:series>
          <chart:series chart:style-name="ch10" chart:values-cell-range-address="CHUNK_TOTAL.C11:CHUNK_TOTAL.C14" chart:label-cell-address="CHUNK_TOTAL.C10:CHUNK_TOTAL.C10" chart:class="chart:scatter">
            <chart:data-point chart:repeated="4"/>
          </chart:series>
          <chart:series chart:style-name="ch11" chart:values-cell-range-address="CHUNK_TOTAL.D11:CHUNK_TOTAL.D14" chart:label-cell-address="CHUNK_TOTAL.D10:CHUNK_TOTAL.D1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STATIC</text:p>
                <draw:g>
                  <svg:desc>CHUNK_TOTAL.B10:CHUNK_TOTAL.B10</svg:desc>
                </draw:g>
              </table:table-cell>
              <table:table-cell office:value-type="string">
                <text:p>SPEED_DYNAMIC</text:p>
                <draw:g>
                  <svg:desc>CHUNK_TOTAL.C10:CHUNK_TOTAL.C10</svg:desc>
                </draw:g>
              </table:table-cell>
              <table:table-cell office:value-type="string">
                <text:p>SPEED_GUIDED</text:p>
                <draw:g>
                  <svg:desc>CHUNK_TOTAL.D10:CHUNK_TOTAL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UNK_TOTAL.A11:CHUNK_TOTAL.A14</svg:desc>
                </draw:g>
              </table:table-cell>
              <table:table-cell office:value-type="float" office:value="0.00772250443696976">
                <text:p>0.00772250443696976</text:p>
                <draw:g>
                  <svg:desc>CHUNK_TOTAL.B11:CHUNK_TOTAL.B14</svg:desc>
                </draw:g>
              </table:table-cell>
              <table:table-cell office:value-type="float" office:value="0.00600433349609375">
                <text:p>0.00600433349609375</text:p>
                <draw:g>
                  <svg:desc>CHUNK_TOTAL.C11:CHUNK_TOTAL.C14</svg:desc>
                </draw:g>
              </table:table-cell>
              <table:table-cell office:value-type="float" office:value="0.00546205416321754">
                <text:p>0.00546205416321754</text:p>
                <draw:g>
                  <svg:desc>CHUNK_TOTAL.D11:CHUNK_TOTAL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27941435575485">
                <text:p>0.00527941435575485</text:p>
              </table:table-cell>
              <table:table-cell office:value-type="float" office:value="0.00465334579348564">
                <text:p>0.00465334579348564</text:p>
              </table:table-cell>
              <table:table-cell office:value-type="float" office:value="0.00530833005905151">
                <text:p>0.00530833005905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54473698139191">
                <text:p>0.00554473698139191</text:p>
              </table:table-cell>
              <table:table-cell office:value-type="float" office:value="0.00578173622488976">
                <text:p>0.00578173622488976</text:p>
              </table:table-cell>
              <table:table-cell office:value-type="float" office:value="0.00530091673135757">
                <text:p>0.00530091673135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739393383264542">
                <text:p>0.00739393383264542</text:p>
              </table:table-cell>
              <table:table-cell office:value-type="float" office:value="0.00473081320524216">
                <text:p>0.00473081320524216</text:p>
              </table:table-cell>
              <table:table-cell office:value-type="float" office:value="0.00544771552085876">
                <text:p>0.005447715520858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8cm" svg:height="8.948cm" xlink:href=".." xlink:type="simple" chart:class="chart:scatter" chart:style-name="ch1">
        <chart:title svg:x="2.539cm" svg:y="0.314cm" chart:style-name="ch2">
          <text:p>CHUNK COMPARISON: N = 200,000 AT 4 THREADS</text:p>
        </chart:title>
        <chart:legend chart:legend-position="end" svg:x="11.601cm" svg:y="3.677cm" style:legend-expansion="high" chart:style-name="ch3"/>
        <chart:plot-area chart:style-name="ch4" table:cell-range-address="CHUNK_TOTAL.A20:CHUNK_TOTAL.D23 CHUNK_TOTAL.B19:CHUNK_TOTAL.D19" chart:data-source-has-labels="row" svg:x="1.329cm" svg:y="1.271cm" svg:width="9.954cm" svg:height="6.518cm">
          <chartooo:coordinate-region svg:x="3.247cm" svg:y="1.47cm" svg:width="7.796cm" svg:height="5.672cm"/>
          <chart:axis chart:dimension="x" chart:name="primary-x" chart:style-name="ch5">
            <chart:title svg:x="5.283cm" svg:y="7.967cm" chart:style-name="ch6">
              <text:p>CHUNK SIZE</text:p>
            </chart:title>
          </chart:axis>
          <chart:axis chart:dimension="y" chart:name="primary-y" chart:style-name="ch7">
            <chart:title svg:x="0.451cm" svg:y="5.13cm" chart:style-name="ch8">
              <text:p>SPEED</text:p>
            </chart:title>
          </chart:axis>
          <chart:series chart:style-name="ch9" chart:values-cell-range-address="CHUNK_TOTAL.B20:CHUNK_TOTAL.B23" chart:label-cell-address="CHUNK_TOTAL.B19:CHUNK_TOTAL.B19" chart:class="chart:scatter">
            <chart:domain table:cell-range-address="CHUNK_TOTAL.A20:CHUNK_TOTAL.A23"/>
            <chart:data-point chart:repeated="4"/>
          </chart:series>
          <chart:series chart:style-name="ch10" chart:values-cell-range-address="CHUNK_TOTAL.C20:CHUNK_TOTAL.C23" chart:label-cell-address="CHUNK_TOTAL.C19:CHUNK_TOTAL.C19" chart:class="chart:scatter">
            <chart:data-point chart:repeated="4"/>
          </chart:series>
          <chart:series chart:style-name="ch11" chart:values-cell-range-address="CHUNK_TOTAL.D20:CHUNK_TOTAL.D23" chart:label-cell-address="CHUNK_TOTAL.D19:CHUNK_TOTAL.D19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STATIC</text:p>
                <draw:g>
                  <svg:desc>CHUNK_TOTAL.B19:CHUNK_TOTAL.B19</svg:desc>
                </draw:g>
              </table:table-cell>
              <table:table-cell office:value-type="string">
                <text:p>SPEED_DYNAMIC</text:p>
                <draw:g>
                  <svg:desc>CHUNK_TOTAL.C19:CHUNK_TOTAL.C19</svg:desc>
                </draw:g>
              </table:table-cell>
              <table:table-cell office:value-type="string">
                <text:p>SPEED_GUIDED</text:p>
                <draw:g>
                  <svg:desc>CHUNK_TOTAL.D19:CHUNK_TOTAL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UNK_TOTAL.A20:CHUNK_TOTAL.A23</svg:desc>
                </draw:g>
              </table:table-cell>
              <table:table-cell office:value-type="float" office:value="0.078841183334589">
                <text:p>0.078841183334589</text:p>
                <draw:g>
                  <svg:desc>CHUNK_TOTAL.B20:CHUNK_TOTAL.B23</svg:desc>
                </draw:g>
              </table:table-cell>
              <table:table-cell office:value-type="float" office:value="0.0659224167466164">
                <text:p>0.0659224167466164</text:p>
                <draw:g>
                  <svg:desc>CHUNK_TOTAL.C20:CHUNK_TOTAL.C23</svg:desc>
                </draw:g>
              </table:table-cell>
              <table:table-cell office:value-type="float" office:value="0.0705264210700989">
                <text:p>0.0705264210700989</text:p>
                <draw:g>
                  <svg:desc>CHUNK_TOTAL.D20:CHUNK_TOTAL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81972445547581">
                <text:p>0.0781972445547581</text:p>
              </table:table-cell>
              <table:table-cell office:value-type="float" office:value="0.0569086223840714">
                <text:p>0.0569086223840714</text:p>
              </table:table-cell>
              <table:table-cell office:value-type="float" office:value="0.0582461766898632">
                <text:p>0.0582461766898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04605877399445">
                <text:p>0.0704605877399445</text:p>
              </table:table-cell>
              <table:table-cell office:value-type="float" office:value="0.0635078474879265">
                <text:p>0.0635078474879265</text:p>
              </table:table-cell>
              <table:table-cell office:value-type="float" office:value="0.0725603960454464">
                <text:p>0.0725603960454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16565363109112">
                <text:p>0.0716565363109112</text:p>
              </table:table-cell>
              <table:table-cell office:value-type="float" office:value="0.0581770054996014">
                <text:p>0.0581770054996014</text:p>
              </table:table-cell>
              <table:table-cell office:value-type="float" office:value="0.0727433636784554">
                <text:p>0.07274336367845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8cm" svg:height="8.948cm" xlink:href=".." xlink:type="simple" chart:class="chart:scatter" chart:style-name="ch1">
        <chart:title svg:x="2.354cm" svg:y="0.314cm" chart:style-name="ch2">
          <text:p>CHUNK COMPARISON: N = 2,000,000 AT 4 THREADS</text:p>
        </chart:title>
        <chart:legend chart:legend-position="end" svg:x="11.601cm" svg:y="3.677cm" style:legend-expansion="high" chart:style-name="ch3"/>
        <chart:plot-area chart:style-name="ch4" table:cell-range-address="CHUNK_TOTAL.A29:CHUNK_TOTAL.D32 CHUNK_TOTAL.B28:CHUNK_TOTAL.D28" chart:data-source-has-labels="row" svg:x="1.329cm" svg:y="1.271cm" svg:width="9.954cm" svg:height="6.518cm">
          <chartooo:coordinate-region svg:x="3.141cm" svg:y="1.47cm" svg:width="7.902cm" svg:height="5.672cm"/>
          <chart:axis chart:dimension="x" chart:name="primary-x" chart:style-name="ch5">
            <chart:title svg:x="5.283cm" svg:y="7.967cm" chart:style-name="ch6">
              <text:p>CHUNK SIZE</text:p>
            </chart:title>
          </chart:axis>
          <chart:axis chart:dimension="y" chart:name="primary-y" chart:style-name="ch7">
            <chart:title svg:x="0.451cm" svg:y="5.13cm" chart:style-name="ch8">
              <text:p>SPEED</text:p>
            </chart:title>
          </chart:axis>
          <chart:series chart:style-name="ch9" chart:values-cell-range-address="CHUNK_TOTAL.B29:CHUNK_TOTAL.B32" chart:label-cell-address="CHUNK_TOTAL.B28:CHUNK_TOTAL.B28" chart:class="chart:scatter">
            <chart:domain table:cell-range-address="CHUNK_TOTAL.A29:CHUNK_TOTAL.A32"/>
            <chart:data-point chart:repeated="4"/>
          </chart:series>
          <chart:series chart:style-name="ch10" chart:values-cell-range-address="CHUNK_TOTAL.C29:CHUNK_TOTAL.C32" chart:label-cell-address="CHUNK_TOTAL.C28:CHUNK_TOTAL.C28" chart:class="chart:scatter">
            <chart:data-point chart:repeated="4"/>
          </chart:series>
          <chart:series chart:style-name="ch11" chart:values-cell-range-address="CHUNK_TOTAL.D29:CHUNK_TOTAL.D32" chart:label-cell-address="CHUNK_TOTAL.D28:CHUNK_TOTAL.D2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_STATIC</text:p>
                <draw:g>
                  <svg:desc>CHUNK_TOTAL.B28:CHUNK_TOTAL.B28</svg:desc>
                </draw:g>
              </table:table-cell>
              <table:table-cell office:value-type="string">
                <text:p>SPEED_DYNAMIC</text:p>
                <draw:g>
                  <svg:desc>CHUNK_TOTAL.C28:CHUNK_TOTAL.C28</svg:desc>
                </draw:g>
              </table:table-cell>
              <table:table-cell office:value-type="string">
                <text:p>SPEED_GUIDED</text:p>
                <draw:g>
                  <svg:desc>CHUNK_TOTAL.D28:CHUNK_TOTAL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HUNK_TOTAL.A29:CHUNK_TOTAL.A32</svg:desc>
                </draw:g>
              </table:table-cell>
              <table:table-cell office:value-type="float" office:value="0.626469302922487">
                <text:p>0.626469302922487</text:p>
                <draw:g>
                  <svg:desc>CHUNK_TOTAL.B29:CHUNK_TOTAL.B32</svg:desc>
                </draw:g>
              </table:table-cell>
              <table:table-cell office:value-type="float" office:value="0.651054929941893">
                <text:p>0.651054929941893</text:p>
                <draw:g>
                  <svg:desc>CHUNK_TOTAL.C29:CHUNK_TOTAL.C32</svg:desc>
                </draw:g>
              </table:table-cell>
              <table:table-cell office:value-type="float" office:value="0.701295170933008">
                <text:p>0.701295170933008</text:p>
                <draw:g>
                  <svg:desc>CHUNK_TOTAL.D29:CHUNK_TOTAL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7219205796719">
                <text:p>0.707219205796719</text:p>
              </table:table-cell>
              <table:table-cell office:value-type="float" office:value="0.630461733788252">
                <text:p>0.630461733788252</text:p>
              </table:table-cell>
              <table:table-cell office:value-type="float" office:value="0.697309970855713">
                <text:p>0.697309970855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44003283232451">
                <text:p>0.644003283232451</text:p>
              </table:table-cell>
              <table:table-cell office:value-type="float" office:value="0.609620086848736">
                <text:p>0.609620086848736</text:p>
              </table:table-cell>
              <table:table-cell office:value-type="float" office:value="0.700915325433016">
                <text:p>0.70091532543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72138877213001">
                <text:p>0.672138877213001</text:p>
              </table:table-cell>
              <table:table-cell office:value-type="float" office:value="0.623702470213175">
                <text:p>0.623702470213175</text:p>
              </table:table-cell>
              <table:table-cell office:value-type="float" office:value="0.698247689753771">
                <text:p>0.6982476897537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